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 Medium" svg:font-family="'Clear Sans Medium'" style:font-adornments="Regular" style:font-family-generic="swiss" style:font-pitch="variable"/>
    <style:font-face style:name="Clear Sans Medium1" svg:font-family="'Clear Sans Medium'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Inter ExtraBold" svg:font-family="'Inter Extra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2a6099" draw:fill-gradient-name="Gradient_20_34" draw:textarea-horizontal-align="justify" draw:textarea-vertical-align="middle" draw:auto-grow-height="false" fo:min-height="3.943cm" fo:min-width="4.093cm" loext:decorative="false"/>
    </style:style>
    <style:style style:name="gr2" style:family="graphic" style:parent-style-name="standard">
      <style:graphic-properties draw:stroke="none" draw:fill="none" fo:min-height="3.2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color="#2a6099" draw:fill-gradient-name="Gradient_20_34"/>
      <style:paragraph-properties fo:text-align="center"/>
    </style:style>
    <style:style style:name="P2" style:family="paragraph">
      <style:paragraph-properties fo:text-align="center"/>
      <style:text-properties style:font-name="Courier"/>
    </style:style>
    <style:style style:name="P3" style:family="paragraph">
      <loext:graphic-properties draw:fill="none"/>
      <style:paragraph-properties fo:text-align="center"/>
      <style:text-properties style:font-name="Courier" fo:font-size="9pt" style:font-size-asian="9pt" style:font-size-complex="9pt"/>
    </style:style>
    <style:style style:name="P4" style:family="paragraph">
      <loext:graphic-properties draw:fill-color="#ffffff"/>
    </style:style>
    <style:style style:name="T1" style:family="text">
      <style:text-properties style:text-position="super 58%" style:font-name="Courier" fo:font-size="139.199996948242pt" fo:font-style="normal" fo:font-weight="bold" style:font-size-asian="139.199996948242pt" style:font-weight-asian="bold" style:font-size-complex="139.1999969482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03cm" svg:height="6.667cm" draw:transform="rotate (1.5707963267949) translate (8.573cm 9.52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5.785cm" svg:height="6.872cm" svg:x="9.19cm" svg:y="3.075cm">
          <draw:text-box>
            <text:p text:style-name="P2"><text:span text:style-name="T1">W</text:span><text:span text:style-name="T1">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 Medium" svg:font-family="'Clear Sans Medium'" style:font-adornments="Regular" style:font-family-generic="swiss" style:font-pitch="variable"/>
    <style:font-face style:name="Clear Sans Medium1" svg:font-family="'Clear Sans Medium'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Inter ExtraBold" svg:font-family="'Inter ExtraBol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1" draw:display-name="Gradient 21" draw:style="rectangular" draw:cx="50%" draw:cy="50%" draw:start-color="#81d41a" draw:end-color="#00a933" draw:start-intensity="100%" draw:end-intensity="100%" draw:angle="30deg" draw:border="0%">
      <loext:gradient-stop svg:offset="0" loext:color-type="rgb" loext:color-value="#81d41a"/>
      <loext:gradient-stop svg:offset="1" loext:color-type="rgb" loext:color-value="#00a933"/>
    </draw:gradient>
    <draw:gradient draw:name="Gradient_20_25" draw:display-name="Gradient 25" draw:style="rectangular" draw:cx="50%" draw:cy="50%" draw:start-color="#81d41a" draw:end-color="#00a933" draw:start-intensity="100%" draw:end-intensity="100%" draw:angle="34deg" draw:border="0%">
      <loext:gradient-stop svg:offset="0" loext:color-type="rgb" loext:color-value="#81d41a"/>
      <loext:gradient-stop svg:offset="1" loext:color-type="rgb" loext:color-value="#00a933"/>
    </draw:gradient>
    <draw:gradient draw:name="Gradient_20_30" draw:display-name="Gradient 30" draw:style="rectangular" draw:cx="50%" draw:cy="50%" draw:start-color="#808080" draw:end-color="#00a933" draw:start-intensity="100%" draw:end-intensity="100%" draw:angle="34deg" draw:border="0%">
      <loext:gradient-stop svg:offset="0" loext:color-type="rgb" loext:color-value="#808080"/>
      <loext:gradient-stop svg:offset="1" loext:color-type="rgb" loext:color-value="#00a933"/>
    </draw:gradient>
    <draw:gradient draw:name="Gradient_20_31" draw:display-name="Gradient 31" draw:style="rectangular" draw:cx="50%" draw:cy="50%" draw:start-color="#808080" draw:end-color="#000000" draw:start-intensity="100%" draw:end-intensity="100%" draw:angle="34deg" draw:border="0%">
      <loext:gradient-stop svg:offset="0" loext:color-type="rgb" loext:color-value="#808080"/>
      <loext:gradient-stop svg:offset="1" loext:color-type="rgb" loext:color-value="#000000"/>
    </draw:gradient>
    <draw:gradient draw:name="Gradient_20_32" draw:display-name="Gradient 32" draw:style="rectangular" draw:cx="50%" draw:cy="50%" draw:start-color="#333333" draw:end-color="#000000" draw:start-intensity="100%" draw:end-intensity="100%" draw:angle="34deg" draw:border="0%">
      <loext:gradient-stop svg:offset="0" loext:color-type="rgb" loext:color-value="#333333"/>
      <loext:gradient-stop svg:offset="1" loext:color-type="rgb" loext:color-value="#000000"/>
    </draw:gradient>
    <draw:gradient draw:name="Gradient_20_33" draw:display-name="Gradient 33" draw:style="rectangular" draw:cx="50%" draw:cy="50%" draw:start-color="#666666" draw:end-color="#000000" draw:start-intensity="100%" draw:end-intensity="100%" draw:angle="34deg" draw:border="0%">
      <loext:gradient-stop svg:offset="0" loext:color-type="rgb" loext:color-value="#666666"/>
      <loext:gradient-stop svg:offset="1" loext:color-type="rgb" loext:color-value="#000000"/>
    </draw:gradient>
    <draw:gradient draw:name="Gradient_20_34" draw:display-name="Gradient 34" draw:style="linear" draw:start-color="#666666" draw:end-color="#000000" draw:start-intensity="100%" draw:end-intensity="100%" draw:angle="34deg" draw:border="0%">
      <loext:gradient-stop svg:offset="0" loext:color-type="rgb" loext:color-value="#666666"/>
      <loext:gradient-stop svg:offset="1" loext:color-type="rgb" loext:color-value="#00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4:02:00.834844942</meta:creation-date>
    <dc:date>2026-01-11T14:11:00.476425338</dc:date>
    <meta:editing-duration>PT9M2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